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C300005FEC000044CB58ED7F6C60B44242.wmf" manifest:media-type="image/x-wm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Standard">Calculations:</text:p>
      <text:p text:style-name="Standard"/>
      <text:p text:style-name="Standard"><draw:frame draw:style-name="fr1" draw:name="Object1" text:anchor-type="char" svg:width="8.0055in" svg:height="5.7846in" draw:z-index="0"><draw:image xlink:href="Pictures/200000C300005FEC000044CB58ED7F6C60B44242.wmf" xlink:type="simple" xlink:show="embed" xlink:actuate="onLoad"/></draw:frame>3 iterations completed total, reached convergence at 2<text:span text:style-name="T1">nd</text:span> iteration.</text:p>
      <text:p text:style-name="Standard"/>
      <text:p text:style-name="Standard">Cluster Assignments:</text:p>
      <text:p text:style-name="Standard">1 : 1</text:p>
      <text:p text:style-name="Standard">2 : 3</text:p>
      <text:p text:style-name="Standard">3 : 2</text:p>
      <text:p text:style-name="Standard">4 : 1</text:p>
      <text:p text:style-name="Standard">5 : 2</text:p>
      <text:p text:style-name="Standard">6 : 2</text:p>
      <text:p text:style-name="Standard">7 : 3</text:p>
      <text:p text:style-name="Standard">8 : 1</text:p>
      <text:p text:style-name="Standard"/>
      <text:p text:style-name="Standard">Cluster 1 : (3.666666667, 9)</text:p>
      <text:p text:style-name="Standard">Cluster 2 : (7, 4.333333333)</text:p>
      <text:p text:style-name="Standard">Cluster 3 : (1.5, 3.5)</text:p>
      <text:p text:style-name="Standard"><text:soft-page-break/>2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20:22:17</meta:creation-date>
    <dc:language>en-US</dc:language>
    <dc:date>2016-05-03T21:04:45.147000000</dc:date>
    <meta:editing-cycles>6</meta:editing-cycles>
    <meta:editing-duration>PT26M11S</meta:editing-duration>
    <meta:generator>LibreOffice/5.0.2.2$Windows_x86 LibreOffice_project/37b43f919e4de5eeaca9b9755ed688758a8251fe</meta:generator>
    <meta:document-statistic meta:table-count="0" meta:image-count="1" meta:object-count="0" meta:page-count="2" meta:paragraph-count="16" meta:word-count="53" meta:character-count="222" meta:non-whitespace-character-count="185"/>
  </office:meta>
</office:document-meta>
</file>